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/>
    </style:style>
    <style:style style:name="P2" style:family="paragraph" style:parent-style-name="Standard_7e_LT_7e_Gliederung_20_4">
      <style:paragraph-properties fo:margin-top="0cm" fo:margin-bottom="0cm" loext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font-name="Liberation Serif" fo:font-size="12pt" style:font-size-asian="12pt" style:font-size-complex="12pt"/>
    </style:style>
    <style:style style:name="P3" style:family="paragraph" style:parent-style-name="Standard_7e_LT_7e_Gliederung_20_4">
      <style:paragraph-properties fo:margin-top="0cm" fo:margin-bottom="0cm" loext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font-name="Liberation Serif" fo:font-size="12pt" officeooo:paragraph-rsid="0020893a" style:font-size-asian="12pt" style:font-size-complex="12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5" style:family="paragraph" style:parent-style-name="Heading_20_2">
      <style:paragraph-properties fo:margin-left="0cm" fo:margin-right="0cm" fo:text-indent="0cm" style:auto-text-indent="false"/>
    </style:style>
    <style:style style:name="P6" style:family="paragraph" style:parent-style-name="Quotations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26f44"/>
    </style:style>
    <style:style style:name="P8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26f44" officeooo:paragraph-rsid="00126f44"/>
    </style:style>
    <style:style style:name="P9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26f44" officeooo:paragraph-rsid="001ab657"/>
    </style:style>
    <style:style style:name="P10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ab657"/>
    </style:style>
    <style:style style:name="P11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ab657" officeooo:paragraph-rsid="001ab657"/>
    </style:style>
    <style:style style:name="P12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bc064" officeooo:paragraph-rsid="001bc064"/>
    </style:style>
    <style:style style:name="P13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bc064"/>
    </style:style>
    <style:style style:name="P14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size="10pt" officeooo:rsid="001bc064" officeooo:paragraph-rsid="001bc064" style:font-size-asian="10pt" style:font-size-complex="10pt"/>
    </style:style>
    <style:style style:name="P15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size="10pt" officeooo:rsid="001f380f" officeooo:paragraph-rsid="001f380f" style:font-size-asian="10pt" style:font-size-complex="10pt"/>
    </style:style>
    <style:style style:name="P16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paragraph-rsid="0020893a" style:font-size-asian="12pt" style:font-size-complex="12pt"/>
    </style:style>
    <style:style style:name="P17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paragraph-rsid="0020893a" style:font-size-asian="12pt" style:font-size-complex="12pt"/>
    </style:style>
    <style:style style:name="P18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2390de"/>
    </style:style>
    <style:style style:name="P19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e2324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/>
    </style:style>
    <style:style style:name="P21" style:family="paragraph" style:parent-style-name="Heading">
      <style:paragraph-properties fo:text-align="center" style:justify-single-word="false"/>
    </style:style>
    <style:style style:name="P22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1bc064" officeooo:paragraph-rsid="001bc064"/>
    </style:style>
    <style:style style:name="P23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229a4a" officeooo:paragraph-rsid="00229a4a"/>
    </style:style>
    <style:style style:name="P24" style:family="paragraph" style:parent-style-name="Text_20_body">
      <style:paragraph-properties fo:text-align="center" style:justify-single-word="false"/>
      <style:text-properties fo:font-size="10pt" style:font-size-asian="8.75pt" style:font-size-complex="10pt"/>
    </style:style>
    <style:style style:name="P25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1ab657"/>
    </style:style>
    <style:style style:name="P26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rsid="001ab657" officeooo:paragraph-rsid="001bc064"/>
    </style:style>
    <style:style style:name="P27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ab657"/>
    </style:style>
    <style:style style:name="P28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size="10pt" officeooo:paragraph-rsid="00126f44" style:font-size-asian="8.75pt" style:font-size-complex="10pt"/>
    </style:style>
    <style:style style:name="P29" style:family="paragraph" style:parent-style-name="Standard_7e_LT_7e_Gliederung_20_4">
      <style:paragraph-properties fo:margin-top="0cm" fo:margin-bottom="0cm" loext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officeooo:paragraph-rsid="0020893a"/>
    </style:style>
    <style:style style:name="P30" style:family="paragraph" style:parent-style-name="Standard_7e_LT_7e_Gliederung_20_4">
      <style:paragraph-properties fo:margin-top="0cm" fo:margin-bottom="0cm" loext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officeooo:paragraph-rsid="002a440e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26f44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ab657" style:font-size-asian="20pt" style:font-weight-asian="bold" style:font-size-complex="20pt" style:font-weight-complex="bold"/>
    </style:style>
    <style:style style:name="T5" style:family="text">
      <style:text-properties officeooo:rsid="0014d7c3"/>
    </style:style>
    <style:style style:name="T6" style:family="text">
      <style:text-properties officeooo:rsid="001ab657"/>
    </style:style>
    <style:style style:name="T7" style:family="text">
      <style:text-properties officeooo:rsid="001bc064"/>
    </style:style>
    <style:style style:name="T8" style:family="text">
      <style:text-properties fo:color="#000000" style:font-name="Liberation Serif" fo:font-size="12pt" style:font-size-asian="12pt" style:font-size-complex="12pt"/>
    </style:style>
    <style:style style:name="T9" style:family="text">
      <style:text-properties fo:color="#000000" style:font-name="Liberation Serif" fo:font-size="12pt" officeooo:rsid="0020893a" style:font-size-asian="12pt" style:font-size-complex="12pt"/>
    </style:style>
    <style:style style:name="T10" style:family="text">
      <style:text-properties fo:color="#000000" style:font-name="Liberation Serif" fo:font-size="12pt" officeooo:rsid="00264b69" style:font-size-asian="12pt" style:font-size-complex="12pt"/>
    </style:style>
    <style:style style:name="T11" style:family="text">
      <style:text-properties fo:color="#000000" style:font-name="Liberation Serif" fo:font-size="12pt" fo:font-weight="bold" officeooo:rsid="00264b69" style:font-size-asian="12pt" style:font-weight-asian="bold" style:font-size-complex="12pt" style:font-weight-complex="bold"/>
    </style:style>
    <style:style style:name="T12" style:family="text">
      <style:text-properties fo:color="#000000" style:font-name="Liberation Serif" fo:font-size="12pt" fo:font-weight="bold" officeooo:rsid="002a440e" style:font-size-asian="12pt" style:font-weight-asian="bold" style:font-size-complex="12pt" style:font-weight-complex="bold"/>
    </style:style>
    <style:style style:name="T13" style:family="text">
      <style:text-properties fo:color="#000000" fo:font-size="10pt" style:font-size-asian="10pt"/>
    </style:style>
    <style:style style:name="T14" style:family="text">
      <style:text-properties fo:color="#000000" style:font-name="Liberation Sans" fo:font-size="10pt" style:font-size-asian="10pt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a440e" style:font-name-asian="Tahoma1" style:font-size-asian="12pt" style:font-style-asian="normal" style:font-weight-asian="bold" style:font-name-complex="Liberation Sans1" style:font-size-complex="12pt" style:font-weight-complex="bold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d7c3" style:font-name-asian="Tahoma1" style:font-size-asian="12pt" style:font-style-asian="normal" style:font-weight-asian="bold" style:font-name-complex="Liberation Sans1" style:font-size-complex="12pt" style:font-weight-complex="bold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64b69" style:font-name-asian="Tahoma1" style:font-size-asian="12pt" style:font-style-asian="normal" style:font-weight-asian="bold" style:font-name-complex="Liberation Sans1" style:font-size-complex="12pt" style:font-weight-complex="bold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d7c3" style:font-name-asian="Tahoma1" style:font-size-asian="12pt" style:font-style-asian="normal" style:font-weight-asian="normal" style:font-name-complex="Liberation Sans1" style:font-size-complex="12pt" style:font-weight-complex="normal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4b69" style:font-name-asian="Tahoma1" style:font-size-asian="12pt" style:font-style-asian="normal" style:font-weight-asian="normal" style:font-name-complex="Liberation Sans1" style:font-size-complex="12pt" style:font-weight-complex="normal"/>
    </style:style>
    <style:style style:name="T20" style:family="text">
      <style:text-properties fo:color="#6a3e3e" style:font-name="Liberation Sans" fo:font-size="10pt" style:font-size-asian="10pt"/>
    </style:style>
    <style:style style:name="T21" style:family="text">
      <style:text-properties fo:color="#6a3e3e" fo:font-size="10pt" style:font-size-asian="10pt"/>
    </style:style>
    <style:style style:name="T22" style:family="text">
      <style:text-properties fo:color="#2a00ff" style:font-name="Liberation Sans" fo:font-size="10pt" style:font-size-asian="10pt"/>
    </style:style>
    <style:style style:name="T23" style:family="text">
      <style:text-properties fo:color="#2a00ff" fo:font-size="10pt" style:font-size-asian="10pt"/>
    </style:style>
    <style:style style:name="T24" style:family="text">
      <style:text-properties fo:font-size="10pt" officeooo:rsid="001bc064" style:font-size-asian="10pt" style:font-size-complex="10pt"/>
    </style:style>
    <style:style style:name="T25" style:family="text">
      <style:text-properties officeooo:rsid="0026620c"/>
    </style:style>
    <style:style style:name="T26" style:family="text">
      <style:text-properties officeooo:rsid="0027e9af"/>
    </style:style>
    <style:style style:name="T27" style:family="text">
      <style:text-properties officeooo:rsid="002951c0"/>
    </style:style>
    <style:style style:name="T28" style:family="text">
      <style:text-properties officeooo:rsid="002a44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">TP </text:span><text:span text:style-name="T4">Spark</text:span><text:span text:style-name="T3"> programming</text:span></text:p>
      <text:p text:style-name="P1">Daniel Hagimont</text:p>
      <text:p text:style-name="P1"><text:span text:style-name="T1">h</text:span>agimont@enseeiht.fr</text:p>
      <text:p text:style-name="P24"/>
      <text:p text:style-name="P4">The goal of this labwork is to program an application with <text:span text:style-name="T6">Spark</text:span>.</text:p>
      <text:h text:style-name="Heading_20_1" text:outline-level="1">1. Installation</text:h>
      <text:p text:style-name="P18">- FYI, I made it on my laptop with JDK-<text:span text:style-name="T25">8</text:span> and spark-2.4.3-bin-hadoop2.7</text:p>
      <text:p text:style-name="P18">- <text:span text:style-name="T1">pre-requisite</text:span></text:p>
      <text:p text:style-name="P19"><text:tab/>- <text:span text:style-name="T1">you should have Java installed and the JAVA_HOME variable defined</text:span></text:p>
      <text:p text:style-name="P6"><text:tab/>- <text:span text:style-name="T6">you should have hadoop installed as in the previous labwork</text:span></text:p>
      <text:p text:style-name="P6">- <text:span text:style-name="T1">install Spark</text:span></text:p>
      <text:p text:style-name="P10"><text:tab/>- <text:span text:style-name="T1">untar the spark-2.4.3-bin-hadoop2.7.tgz archive</text:span></text:p>
      <text:p text:style-name="P8"><text:tab/>- define environment variables </text:p>
      <text:p text:style-name="P9"><text:tab/><text:tab/><text:span text:style-name="T6">export SPARK_HOME=&lt;path&gt;/spark-2.4.3-bin-hadoop2.7 </text:span></text:p>
      <text:p text:style-name="P11"><text:tab/><text:tab/>export PATH=$PATH:$SPARK_HOME/bin:$SPARK_HOME/sbin </text:p>
      <text:p text:style-name="P28"/>
      <text:h text:style-name="P25" text:outline-level="1"><text:span text:style-name="T6">2</text:span>. <text:span text:style-name="T6">Development</text:span></text:h>
      <text:p text:style-name="P7"/>
      <text:p text:style-name="P7">- <text:span text:style-name="T1">you can use eclipse to develop applications</text:span></text:p>
      <text:p text:style-name="P16"><text:tab/>- <text:span text:style-name="T6">create a Java project</text:span></text:p>
      <text:p text:style-name="P17"><text:tab/>- Add jars in the build path</text:p>
      <text:p text:style-name="P2"><text:tab/><text:tab/>$SPARK_HOME/jars/spark-core_2.11-2.4.3.jar</text:p>
      <text:p text:style-name="P2"><text:tab/><text:tab/>$SPARK_HOME/jars/scala-library-2.11.12.jar</text:p>
      <text:p text:style-name="P2"><text:tab/><text:tab/>$SPARK_HOME/jars/hadoop-common-2.7.3.jar</text:p>
      <text:p text:style-name="P3"><text:tab/><text:tab/>Could include all jars, but not very clean</text:p>
      <text:p text:style-name="P29"><text:span text:style-name="T8">- </text:span><text:span text:style-name="T9">you must package your application in a jar</text:span></text:p>
      <text:p text:style-name="P30"><text:span text:style-name="T9"><text:tab/> <text:s text:c="4"/>- <text:s/></text:span><text:span text:style-name="T10">assuming that you have a package </text:span><text:span text:style-name="T11">foo</text:span><text:span text:style-name="T10"> in your project </text:span><text:span text:style-name="T15">spark</text:span></text:p>
      <text:p text:style-name="P30"><text:span text:style-name="T15"><text:s text:c="14"/></text:span><text:span text:style-name="T18">jar cf wc.jar -</text:span><text:span text:style-name="T19">C ~/eclipse-workspace/hadoop/bin/foo</text:span></text:p>
      <text:p text:style-name="P28"/>
      <text:h text:style-name="P25" text:outline-level="1"><text:span text:style-name="T6">3</text:span>. <text:span text:style-name="T6">Execution</text:span></text:h>
      <text:p text:style-name="P7"><text:line-break/><text:span text:style-name="T6">Locally :</text:span></text:p>
      <text:p text:style-name="P7">- <text:span text:style-name="T6">your application should refer to local files (local to the file system)</text:span></text:p>
      <text:p text:style-name="P10">- <text:span text:style-name="T6">spark-submit --class &lt;classname&gt; --master local &lt;jarfile&gt;</text:span></text:p>
      <text:p text:style-name="P10"/>
      <text:p text:style-name="P11">In cluster mode :</text:p>
      <text:p text:style-name="P11">- run HDFS as in the previous labwork</text:p>
      <text:p text:style-name="P10"><text:span text:style-name="T6"><text:tab/>we assume here that HDFS is accessible with : hdfs://master:</text:span><text:span text:style-name="T28">9000</text:span></text:p>
      <text:p text:style-name="P11"><text:tab/>as defined in core-site.xml <text:span text:style-name="T28">(master the hostname of the master node)</text:span></text:p>
      <text:p text:style-name="P10"><text:span text:style-name="T6">- your application should refer to h</text:span><text:span text:style-name="T26">dfs</text:span><text:span text:style-name="T6"> files : hdfs://master:</text:span><text:span text:style-name="T28">9000</text:span><text:span text:style-name="T6">/input/ …</text:span></text:p>
      <text:p text:style-name="P10"><text:tab/><text:span text:style-name="T28">don’t forget to copy the file in HDFS</text:span></text:p>
      <text:p text:style-name="P11">- start the spark daemons</text:p>
      <text:p text:style-name="P11"><text:tab/>- on the master node : start-master.sh</text:p>
      <text:p text:style-name="P11"><text:tab/><text:tab/>you can inspect the master at : <text:a xlink:type="simple" xlink:href="http://master:8080/" text:style-name="Internet_20_link" text:visited-style-name="Visited_20_Internet_20_Link">http://master:8080</text:a></text:p>
      <text:p text:style-name="P11"><text:tab/><text:tab/>it shows the URL of the master</text:p>
      <text:p text:style-name="P11"><text:tab/>- on the slave nodes : start-slave.sh &lt;url-master&gt;</text:p>
      <text:p text:style-name="P11">- submit a job</text:p>
      <text:p text:style-name="P11"><text:tab/>spark-submit --class &lt;java-class-name&gt; --master &lt;url master&gt; &lt;jar<text:span text:style-name="T27">file</text:span>&gt; </text:p>
      <text:p text:style-name="P11"><text:soft-page-break/></text:p>
      <text:h text:style-name="P26" text:outline-level="1"><text:span text:style-name="T7">4</text:span>. <text:span text:style-name="T7">Test the WordCount application</text:span></text:h>
      <text:p text:style-name="P11"/>
      <text:p text:style-name="P12">Here is the code of the WordCount application in Spark :</text:p>
      <text:p text:style-name="P12"/>
      <text:p text:style-name="P14">public class WordCount { </text:p>
      <text:p text:style-name="P14"><text:tab/> </text:p>
      <text:p text:style-name="P14"><text:tab/>public static void main(String[] args) { </text:p>
      <text:p text:style-name="P13"><text:span text:style-name="T24"><text:tab/> <text:s text:c="3"/></text:span><text:span text:style-name="T14">String </text:span><text:span text:style-name="T20">inputFile</text:span><text:span text:style-name="T14"> = </text:span><text:span text:style-name="T22">"filesample.txt"</text:span><text:span text:style-name="T14">; </text:span></text:p>
      <text:p text:style-name="P20"><text:span text:style-name="T13"><text:tab/> <text:s text:c="3"/>String </text:span><text:span text:style-name="T21">outputFile</text:span><text:span text:style-name="T13"> = </text:span><text:span text:style-name="T23">"result"</text:span><text:span text:style-name="T13">; </text:span></text:p>
      <text:p text:style-name="P14"/>
      <text:p text:style-name="P14"><text:tab/> <text:s text:c="3"/>SparkConf conf = new SparkConf().setAppName("WordCount"); </text:p>
      <text:p text:style-name="P14"><text:tab/> <text:s text:c="3"/>JavaSparkContext sc = new JavaSparkContext(conf); </text:p>
      <text:p text:style-name="P14"><text:tab/> <text:s text:c="3"/></text:p>
      <text:p text:style-name="P14"><text:tab/> <text:s text:c="3"/>long t1 = System.currentTimeMillis(); </text:p>
      <text:p text:style-name="P14"/>
      <text:p text:style-name="P14"><text:tab/> <text:s text:c="3"/>JavaRDD&lt;String&gt; data = </text:p>
      <text:p text:style-name="P14"><text:tab/><text:tab/><text:tab/>sc.textFile(inputFile).flatMap(s -&gt; Arrays.asList(s.split(" ")).iterator()); </text:p>
      <text:p text:style-name="P14"><text:tab/> <text:s text:c="3"/></text:p>
      <text:p text:style-name="P14"><text:tab/> <text:s text:c="3"/>JavaPairRDD&lt;String, Integer&gt; counts = </text:p>
      <text:p text:style-name="P14"><text:tab/><text:tab/><text:tab/>data.mapToPair(w -&gt; new Tuple2&lt;String, Integer&gt;(w,1)).</text:p>
      <text:p text:style-name="P14"><text:tab/><text:tab/><text:tab/>reduceByKey((c1,c2) -&gt; c1 + c2); </text:p>
      <text:p text:style-name="P14"><text:tab/> <text:s text:c="3"/></text:p>
      <text:p text:style-name="P14"><text:tab/> <text:s text:c="3"/>counts.saveAsTextFile(outputFile); </text:p>
      <text:p text:style-name="P14"><text:tab/> <text:s text:c="3"/></text:p>
      <text:p text:style-name="P14"><text:tab/> <text:s text:c="3"/>long t2 = System.currentTimeMillis(); </text:p>
      <text:p text:style-name="P14"><text:tab/> <text:s text:c="3"/></text:p>
      <text:p text:style-name="P14"><text:tab/> <text:s text:c="3"/>System.out.println("======================"); </text:p>
      <text:p text:style-name="P14"><text:tab/> <text:s text:c="3"/>System.out.println("time in ms :"+(t2-t1)); </text:p>
      <text:p text:style-name="P14"><text:tab/> <text:s text:c="3"/>System.out.println("======================"); </text:p>
      <text:p text:style-name="P14"/>
      <text:p text:style-name="P14"><text:tab/>} </text:p>
      <text:p text:style-name="P15">}</text:p>
      <text:p text:style-name="P13"/>
      <text:h text:style-name="P5" text:outline-level="2"><text:span text:style-name="T7">5</text:span>. <text:span text:style-name="T5">Treatment of meteorology data</text:span></text:h>
      <text:p text:style-name="P22">Implement the same application as in the previous labwork (Hadoop), but with Spark.</text:p>
      <text:p text:style-name="P23">NB : you can browse Spark API : https://spark.apache.org/docs/2.4.3/api/java/index.ht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gimont </meta:initial-creator>
    <meta:creation-date>2014-08-31T14:46:20</meta:creation-date>
    <dc:date>2021-10-19T10:29:10.225528924</dc:date>
    <meta:editing-duration>PT2H24M1S</meta:editing-duration>
    <meta:editing-cycles>37</meta:editing-cycles>
    <meta:generator>LibreOffice/6.4.7.2$Linux_X86_64 LibreOffice_project/40$Build-2</meta:generator>
    <meta:document-statistic meta:table-count="0" meta:image-count="0" meta:object-count="0" meta:page-count="2" meta:paragraph-count="72" meta:word-count="366" meta:character-count="2860" meta:non-whitespace-character-count="2395"/>
  </office:meta>
</office:document-meta>
</file>